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2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fireball_burn</text:p>
          </table:table-cell>
          <table:table-cell table:style-name="ce2"/>
          <table:table-cell office:value-type="string" table:style-name="ce2">
            <text:p>fireball_cooldown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passive_fire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fire_sprea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olcan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fire_bombs_ao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ombus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lazing_infern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bombs_projectiles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fire_bombs</text:p>
          </table:table-cell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mod_throw_flames_bur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mod_throw_flames_fas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magma_flower_heal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throw_flames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number-columns-repeated="2" table:style-name="ce2"/>
          <table:table-cell office:value-type="string" table:style-name="ce2">
            <text:p>magma_flower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mod_throw_flames_lifestea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magma_flower_burn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b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start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Kelvin</dc:creator>
    <meta:creation-date>2020-09-04T12:47:59Z</meta:creation-date>
    <dc:date>2020-11-24T22:08:54Z</dc:date>
    <meta:editing-cycles>12</meta:editing-cycles>
    <meta:editing-duration>PT2920S</meta:editing-duration>
  </office:meta>
</office:document-meta>
</file>